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EA000037F4000009BFA077F98E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>
  <office:scripts/>
  <office:font-face-decls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16.933cm" fo:margin-left="0.018cm" fo:margin-right="0.048cm" table:align="margins"/>
    </style:style>
    <style:style style:name="Table2.A" style:family="table-column">
      <style:table-column-properties style:column-width="4.565cm" style:rel-column-width="17667*"/>
    </style:style>
    <style:style style:name="Table2.B" style:family="table-column">
      <style:table-column-properties style:column-width="12.368cm" style:rel-column-width="47868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uľka1" style:family="table" style:master-page-name="">
      <style:table-properties style:width="16.999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uľka1.A" style:family="table-column">
      <style:table-column-properties style:column-width="0.901cm" style:rel-column-width="511*"/>
    </style:style>
    <style:style style:name="Tabuľka1.B" style:family="table-column">
      <style:table-column-properties style:column-width="2.454cm" style:rel-column-width="1391*"/>
    </style:style>
    <style:style style:name="Tabuľka1.C" style:family="table-column">
      <style:table-column-properties style:column-width="5.525cm" style:rel-column-width="3132*"/>
    </style:style>
    <style:style style:name="Tabuľka1.D" style:family="table-column">
      <style:table-column-properties style:column-width="2.071cm" style:rel-column-width="1174*"/>
    </style:style>
    <style:style style:name="Tabuľka1.E" style:family="table-column">
      <style:table-column-properties style:column-width="2.357cm" style:rel-column-width="1336*"/>
    </style:style>
    <style:style style:name="Tabuľka1.F" style:family="table-column">
      <style:table-column-properties style:column-width="1.967cm" style:rel-column-width="1115*"/>
    </style:style>
    <style:style style:name="Tabuľka1.G" style:family="table-column">
      <style:table-column-properties style:column-width="1.715cm" style:rel-column-width="972*"/>
    </style:style>
    <style:style style:name="Tabuľka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uľka1.G1" style:family="table-cell">
      <style:table-cell-properties style:vertical-align="middle" fo:padding="0.097cm" fo:border="0.002cm solid #000000"/>
    </style:style>
    <style:style style:name="Tabuľka1.2" style:family="table-row">
      <style:table-row-properties style:min-row-height="1.007cm"/>
    </style:style>
    <style:style style:name="Tabuľka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uľka1.G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uľka1.6" style:family="table-row">
      <style:table-row-properties style:min-row-height="1.007cm" fo:background-color="transparent" style:keep-together="true" fo:keep-together="auto">
        <style:background-image/>
      </style:table-row-properties>
    </style:style>
    <style:style style:name="Tabuľka1.E6" style:family="table-cell">
      <style:table-cell-properties style:vertical-align="middle" fo:background-color="transparent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uľka2" style:family="table">
      <style:table-properties style:width="17.009cm" fo:margin-left="0cm" fo:margin-right="-0.011cm" table:align="margins"/>
    </style:style>
    <style:style style:name="Tabuľka2.A" style:family="table-column">
      <style:table-column-properties style:column-width="0.995cm" style:rel-column-width="3833*"/>
    </style:style>
    <style:style style:name="Tabuľka2.B" style:family="table-column">
      <style:table-column-properties style:column-width="3.327cm" style:rel-column-width="12817*"/>
    </style:style>
    <style:style style:name="Tabuľka2.C" style:family="table-column">
      <style:table-column-properties style:column-width="7.389cm" style:rel-column-width="28468*"/>
    </style:style>
    <style:style style:name="Tabuľka2.D" style:family="table-column">
      <style:table-column-properties style:column-width="2.723cm" style:rel-column-width="10493*"/>
    </style:style>
    <style:style style:name="Tabuľka2.E" style:family="table-column">
      <style:table-column-properties style:column-width="2.575cm" style:rel-column-width="9924*"/>
    </style:style>
    <style:style style:name="Tabuľka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uľka2.E1" style:family="table-cell">
      <style:table-cell-properties style:vertical-align="middle" fo:padding="0.097cm" fo:border="0.002cm solid #000000"/>
    </style:style>
    <style:style style:name="Tabuľka2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uľka2.E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style:font-name="Arial" fo:font-size="24pt" fo:font-weight="bold" style:font-name-asian="ArialMT" style:font-size-asian="24pt" style:font-weight-asian="bold" style:font-name-complex="ArialMT" style:font-size-complex="24pt" style:font-weight-complex="bold"/>
    </style:style>
    <style:style style:name="P2" style:family="paragraph" style:parent-style-name="Standard">
      <style:paragraph-properties fo:line-height="150%" fo:text-align="center" style:justify-single-word="false"/>
      <style:text-properties style:font-name="Arial" fo:font-size="15pt" fo:font-weight="normal" style:font-name-asian="ArialMT" style:font-size-asian="15pt" style:font-weight-asian="normal" style:font-name-complex="ArialMT" style:font-size-complex="15pt" style:font-weight-complex="normal"/>
    </style:style>
    <style:style style:name="P3" style:family="paragraph" style:parent-style-name="Standard">
      <style:paragraph-properties fo:line-height="150%" fo:text-align="start" style:justify-single-word="false">
        <style:tab-stops>
          <style:tab-stop style:position="4.001cm"/>
        </style:tab-stops>
      </style:paragraph-properties>
      <style:text-properties style:font-name="Arial" fo:font-weight="bold" style:font-name-asian="ArialMT" style:font-weight-asian="bold" style:font-name-complex="ArialMT" style:font-weight-complex="bold"/>
    </style:style>
    <style:style style:name="P4" style:family="paragraph" style:parent-style-name="Standard">
      <style:paragraph-properties fo:line-height="150%" fo:text-align="start" style:justify-single-word="false">
        <style:tab-stops>
          <style:tab-stop style:position="4.001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5" style:family="paragraph" style:parent-style-name="Standard">
      <style:paragraph-properties fo:line-height="150%" fo:text-align="start" style:justify-single-word="false">
        <style:tab-stops>
          <style:tab-stop style:position="3.5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6" style:family="paragraph" style:parent-style-name="Standard">
      <style:paragraph-properties fo:line-height="150%" fo:text-align="start" style:justify-single-word="false">
        <style:tab-stops>
          <style:tab-stop style:position="9.999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7" style:family="paragraph" style:parent-style-name="Standard">
      <style:paragraph-properties fo:line-height="150%" fo:text-align="start" style:justify-single-word="false">
        <style:tab-stops>
          <style:tab-stop style:position="3.5cm"/>
          <style:tab-stop style:position="9.999cm"/>
        </style:tab-stops>
      </style:paragraph-properties>
      <style:text-properties style:font-name="Arial" fo:font-weight="bold" style:font-name-asian="ArialMT" style:font-weight-asian="bold" style:font-name-complex="ArialM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ial" fo:font-weight="normal" style:font-name-asian="ArialMT" style:font-weight-asian="normal" style:font-name-complex="ArialMT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style:font-name="Arial" fo:font-size="12pt" style:font-name-asian="ArialMT" style:font-size-asian="12pt" style:font-name-complex="ArialM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2" style:family="paragraph" style:parent-style-name="Heading_20_1">
      <style:paragraph-properties fo:break-before="page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12pt" fo:font-weight="bold" style:font-name-asian="ArialMT" style:font-size-asian="12pt" style:font-weight-asian="bold" style:font-name-complex="ArialMT" style:font-size-complex="12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2pt" style:font-name-asian="ArialMT" style:font-size-asian="12pt" style:font-name-complex="ArialMT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0pt" style:font-name-asian="ArialMT" style:font-size-asian="10pt" style:font-name-complex="ArialMT" style:font-size-complex="10pt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10pt" style:font-name-asian="ArialMT" style:font-size-asian="10pt" style:font-name-complex="ArialMT" style:font-size-complex="10pt"/>
    </style:style>
    <style:style style:name="P17" style:family="paragraph" style:parent-style-name="Table_20_Contents">
      <style:paragraph-properties fo:text-align="center" style:justify-single-word="false" text:number-lines="false" text:line-number="0"/>
      <style:text-properties style:font-name="Arial" fo:font-size="12pt" style:font-name-asian="ArialMT" style:font-size-asian="12pt" style:font-name-complex="ArialMT" style:font-size-complex="12pt"/>
    </style:style>
    <style:style style:name="P18" style:family="paragraph" style:parent-style-name="Table_20_Contents">
      <style:paragraph-properties fo:text-align="center" style:justify-single-word="false" text:number-lines="false" text:line-number="0"/>
      <style:text-properties style:font-name="Arial" fo:font-size="10pt" style:font-name-asian="ArialMT" style:font-size-asian="10pt" style:font-name-complex="ArialMT" style:font-size-complex="10pt"/>
    </style:style>
    <style:style style:name="P19" style:family="paragraph" style:parent-style-name="Table_20_Contents">
      <style:paragraph-properties fo:text-align="start" style:justify-single-word="false" text:number-lines="false" text:line-number="0"/>
      <style:text-properties style:font-name="Arial" fo:font-size="10pt" style:font-name-asian="ArialMT" style:font-size-asian="10pt" style:font-name-complex="ArialMT" style:font-size-complex="10pt"/>
    </style:style>
    <style:style style:name="P20" style:family="paragraph" style:parent-style-name="Standard"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Zápisnica zo stretnutia č. 9</text:p>
      <text:p text:style-name="P2"/>
      <text:p text:style-name="P3">Dátum stretnutia:<text:span text:style-name="T1"><text:tab/>3. 12. 2007 </text:span></text:p>
      <text:p text:style-name="P3">Čas stretnutia:<text:span text:style-name="T1"><text:tab/></text:span>od:<text:span text:style-name="T1"> 10:00<text:tab/></text:span>do: <text:span text:style-name="T1">13:00</text:span></text:p>
      <text:p text:style-name="P4"><text:span text:style-name="T2">Miesto stretnutia:<text:tab/></text:span>Softvérové štúdio (D07b)</text:p>
      <text:p text:style-name="P5"/>
      <text:p text:style-name="P6"><text:span text:style-name="T2">Vypracoval: </text:span><text:span text:style-name="T1">Bc.</text:span> Pavol Fábik<text:tab/><text:tab/><text:span text:style-name="T2">Vypracované dňa:</text:span> 3. 12. 2007</text:p>
      <text:p text:style-name="P7"/>
      <text:h text:style-name="Heading_20_1" text:outline-level="1">Zúčastnení</text:h>
      <text:p text:style-name="P8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9">Pedagóg:</text:p>
          </table:table-cell>
          <table:table-cell table:style-name="Table2.B1" office:value-type="string">
            <text:p text:style-name="P9">doc. Ing. Jana Minárová, PhD.</text:p>
          </table:table-cell>
        </table:table-row>
        <table:table-row>
          <table:table-cell table:style-name="Table2.A2" office:value-type="string">
            <text:p text:style-name="P9">Členovia tímu:</text:p>
          </table:table-cell>
          <table:table-cell table:style-name="Table2.B2" office:value-type="string">
            <text:p text:style-name="P9">Bc. Peter Cích (PC)</text:p>
            <text:p text:style-name="P9">Bc. Pavol Fábik (PF)</text:p>
            <text:p text:style-name="P9">Bc. Ján Garaj (JG)</text:p>
            <text:p text:style-name="P9">Bc. Jozef Hergott (JHE)</text:p>
            <text:p text:style-name="P9">Bc. Jozef Hopko (JHO)</text:p>
          </table:table-cell>
        </table:table-row>
        <table:table-row>
          <table:table-cell table:style-name="Table2.A2" office:value-type="string">
            <text:p text:style-name="P9">Hostia:</text:p>
          </table:table-cell>
          <table:table-cell table:style-name="Table2.B2" office:value-type="string">
            <text:p text:style-name="P9">prom. mat. Ľubica Hanulová,</text:p>
            <text:p text:style-name="P9">členovia tímu číslo 12</text:p>
          </table:table-cell>
        </table:table-row>
      </table:table>
      <text:p text:style-name="P10"/>
      <text:h text:style-name="Heading_20_1" text:outline-level="1">Téma stretnutia</text:h>
      <text:p text:style-name="P10"><text:tab/></text:p>
      <text:p text:style-name="P10"><text:tab/>Diskusia s tímom číslo 12 o možnej spolupráce.</text:p>
      <text:p text:style-name="P10"><text:tab/></text:p>
      <text:p text:style-name="P10"/>
      <text:h text:style-name="Heading_20_1" text:outline-level="1">Priebeh stretnutia</text:h>
      <text:p text:style-name="Text_20_body"/>
      <text:list text:style-name="L1">
        <text:list-item>
          <text:p text:style-name="P11">Diskusia s tímom číslo 12.</text:p>
        </text:list-item>
        <text:list-item>
          <text:p text:style-name="P11">Spolupráca s tímom č. 12 bola zamietnutá na základe rozdielnych používaných technológií.</text:p>
        </text:list-item>
        <text:list-item>
          <text:p text:style-name="P11">Dohodnutie termínu prezentácie prototypu na 17. 12. 2007 o 9 00 v softvérovom štúdiu.</text:p>
        </text:list-item>
        <text:list-item>
          <text:p text:style-name="P11"/>
        </text:list-item>
      </text:list>
      <text:p text:style-name="P10"/>
      <text:p text:style-name="P10"/>
      <text:h text:style-name="P12" text:outline-level="1">Stav plnenia úloh</text:h>
      <text:p text:style-name="P10"/>
      <table:table table:name="Tabuľka1" table:style-name="Tabuľka1">
        <table:table-column table:style-name="Tabuľka1.A"/>
        <table:table-column table:style-name="Tabuľka1.B"/>
        <table:table-column table:style-name="Tabuľka1.C"/>
        <table:table-column table:style-name="Tabuľka1.D"/>
        <table:table-column table:style-name="Tabuľka1.E"/>
        <table:table-column table:style-name="Tabuľka1.F"/>
        <table:table-column table:style-name="Tabuľka1.G"/>
        <table:table-row>
          <table:table-cell table:style-name="Tabuľka1.A1" office:value-type="string">
            <text:p text:style-name="P13">ID</text:p>
          </table:table-cell>
          <table:table-cell table:style-name="Tabuľka1.A1" office:value-type="string">
            <text:p text:style-name="P13">Člen tímu</text:p>
          </table:table-cell>
          <table:table-cell table:style-name="Tabuľka1.A1" office:value-type="string">
            <text:p text:style-name="P13">Úloha</text:p>
          </table:table-cell>
          <table:table-cell table:style-name="Tabuľka1.A1" office:value-type="string">
            <text:p text:style-name="P13">Začiatok</text:p>
          </table:table-cell>
          <table:table-cell table:style-name="Tabuľka1.A1" office:value-type="string">
            <text:p text:style-name="P13">Koniec</text:p>
          </table:table-cell>
          <table:table-cell table:style-name="Tabuľka1.A1" office:value-type="string">
            <text:p text:style-name="P13">Reálne ukončenie</text:p>
          </table:table-cell>
          <table:table-cell table:style-name="Tabuľka1.G1" office:value-type="string">
            <text:p text:style-name="P13">Stav</text:p>
          </table:table-cell>
        </table:table-row>
        <table:table-row table:style-name="Tabuľka1.2">
          <table:table-cell table:style-name="Tabuľka1.A2" office:value-type="string">
            <text:p text:style-name="P14">8.4</text:p>
          </table:table-cell>
          <table:table-cell table:style-name="Tabuľka1.A2" office:value-type="string">
            <text:p text:style-name="P15">PF</text:p>
          </table:table-cell>
          <table:table-cell table:style-name="Tabuľka1.A2" office:value-type="string">
            <text:p text:style-name="P16">implementovať modul štatistiky</text:p>
          </table:table-cell>
          <table:table-cell table:style-name="Tabuľka1.A2" office:value-type="string">
            <text:p text:style-name="P15">26. 11. 07</text:p>
          </table:table-cell>
          <table:table-cell table:style-name="Tabuľka1.A2" office:value-type="string">
            <text:p text:style-name="P15">10. 12. 07</text:p>
          </table:table-cell>
          <table:table-cell table:style-name="Tabuľka1.A2" office:value-type="string">
            <text:p text:style-name="P15">-</text:p>
          </table:table-cell>
          <table:table-cell table:style-name="Tabuľka1.G2" office:value-type="string">
            <text:p text:style-name="P15">prebieha</text:p>
          </table:table-cell>
        </table:table-row>
        <table:table-row table:style-name="Tabuľka1.2">
          <table:table-cell table:style-name="Tabuľka1.A2" office:value-type="string">
            <text:p text:style-name="P14">8.1</text:p>
          </table:table-cell>
          <table:table-cell table:style-name="Tabuľka1.A2" office:value-type="string">
            <text:p text:style-name="P15">PC</text:p>
          </table:table-cell>
          <table:table-cell table:style-name="Tabuľka1.A2" office:value-type="string">
            <text:p text:style-name="P16">vypracovanie plánu implementácie prototypu</text:p>
          </table:table-cell>
          <table:table-cell table:style-name="Tabuľka1.A2" office:value-type="string">
            <text:p text:style-name="P15">26. 11. 07</text:p>
          </table:table-cell>
          <table:table-cell table:style-name="Tabuľka1.A2" office:value-type="string">
            <text:p text:style-name="P15">3. 12. 07</text:p>
          </table:table-cell>
          <table:table-cell table:style-name="Tabuľka1.A2" office:value-type="string">
            <text:p text:style-name="P15">-</text:p>
          </table:table-cell>
          <table:table-cell table:style-name="Tabuľka1.G2" office:value-type="string">
            <text:p text:style-name="P15">prebieha</text:p>
          </table:table-cell>
        </table:table-row>
        <table:table-row table:style-name="Tabuľka1.2">
          <table:table-cell table:style-name="Tabuľka1.A2" office:value-type="string">
            <text:p text:style-name="P14">8.2</text:p>
          </table:table-cell>
          <table:table-cell table:style-name="Tabuľka1.A2" office:value-type="string">
            <text:p text:style-name="P15">JHE, PC</text:p>
          </table:table-cell>
          <table:table-cell table:style-name="Tabuľka1.A2" office:value-type="string">
            <text:p text:style-name="P16">vypracovať reakciu na posudok</text:p>
          </table:table-cell>
          <table:table-cell table:style-name="Tabuľka1.A2" office:value-type="string">
            <text:p text:style-name="P15">26. 11. 07</text:p>
          </table:table-cell>
          <table:table-cell table:style-name="Tabuľka1.A2" office:value-type="string">
            <text:p text:style-name="P15">3. 12. 07</text:p>
          </table:table-cell>
          <table:table-cell table:style-name="Tabuľka1.A2" office:value-type="string">
            <text:p text:style-name="P15">3. 12. 07</text:p>
          </table:table-cell>
          <table:table-cell table:style-name="Tabuľka1.G2" office:value-type="string">
            <text:p text:style-name="P15">ukončené</text:p>
          </table:table-cell>
        </table:table-row>
        <table:table-row table:style-name="Tabuľka1.2">
          <table:table-cell table:style-name="Tabuľka1.A2" office:value-type="string">
            <text:p text:style-name="P14">8.3</text:p>
          </table:table-cell>
          <table:table-cell table:style-name="Tabuľka1.A2" office:value-type="string">
            <text:p text:style-name="P15">JHE</text:p>
          </table:table-cell>
          <table:table-cell table:style-name="Tabuľka1.A2" office:value-type="string">
            <text:p text:style-name="P16">dohodnúť sa na stretnutí s tímom č. 12 ohľadom spolupráce</text:p>
          </table:table-cell>
          <table:table-cell table:style-name="Tabuľka1.A2" office:value-type="string">
            <text:p text:style-name="P15">26. 11. 07</text:p>
          </table:table-cell>
          <table:table-cell table:style-name="Tabuľka1.A2" office:value-type="string">
            <text:p text:style-name="P15">3. 12. 07</text:p>
          </table:table-cell>
          <table:table-cell table:style-name="Tabuľka1.A2" office:value-type="string">
            <text:p text:style-name="P15">3. 12. 07</text:p>
          </table:table-cell>
          <table:table-cell table:style-name="Tabuľka1.G2" office:value-type="string">
            <text:p text:style-name="P15">ukončené</text:p>
          </table:table-cell>
        </table:table-row>
        <table:table-row table:style-name="Tabuľka1.6">
          <table:table-cell table:style-name="Tabuľka1.A2" office:value-type="string">
            <text:p text:style-name="P14">4.1</text:p>
          </table:table-cell>
          <table:table-cell table:style-name="Tabuľka1.A2" office:value-type="string">
            <text:p text:style-name="P15">JG</text:p>
          </table:table-cell>
          <table:table-cell table:style-name="Tabuľka1.A2" office:value-type="string">
            <text:p text:style-name="P16">dohodnúť sa s paralelným tímom na spoločnom modeli databázy, prípadne iných skutočnostiach</text:p>
          </table:table-cell>
          <table:table-cell table:style-name="Tabuľka1.A2" office:value-type="string">
            <text:p text:style-name="P15">29. 10. 07</text:p>
          </table:table-cell>
          <table:table-cell table:style-name="Tabuľka1.E6" office:value-type="string">
            <text:p text:style-name="P15">5. 11. 07</text:p>
          </table:table-cell>
          <table:table-cell table:style-name="Tabuľka1.A2" office:value-type="string">
            <text:p text:style-name="P15">3. 12. 07</text:p>
          </table:table-cell>
          <table:table-cell table:style-name="Tabuľka1.G2" office:value-type="string">
            <text:p text:style-name="P15">ukončené</text:p>
          </table:table-cell>
        </table:table-row>
        <table:table-row table:style-name="Tabuľka1.6">
          <table:table-cell table:style-name="Tabuľka1.A2" office:value-type="string">
            <text:p text:style-name="P17">6.2</text:p>
          </table:table-cell>
          <table:table-cell table:style-name="Tabuľka1.A2" office:value-type="string">
            <text:p text:style-name="P18">doc. Ing. Jana Minárová, PhD.</text:p>
          </table:table-cell>
          <table:table-cell table:style-name="Tabuľka1.A2" office:value-type="string">
            <text:p text:style-name="P19">pripraviť si stretnutie s Ing. Filkornom</text:p>
          </table:table-cell>
          <table:table-cell table:style-name="Tabuľka1.A2" office:value-type="string">
            <text:p text:style-name="P18">12. 11. 07</text:p>
          </table:table-cell>
          <table:table-cell table:style-name="Tabuľka1.E6" office:value-type="string">
            <text:p text:style-name="P18">19. 11. 07</text:p>
          </table:table-cell>
          <table:table-cell table:style-name="Tabuľka1.A2" office:value-type="string">
            <text:p text:style-name="P18">3. 12. 07</text:p>
          </table:table-cell>
          <table:table-cell table:style-name="Tabuľka1.G2" office:value-type="string">
            <text:p text:style-name="P18">ukončené</text:p>
          </table:table-cell>
        </table:table-row>
        <table:table-row table:style-name="Tabuľka1.6">
          <table:table-cell table:style-name="Tabuľka1.A2" office:value-type="string">
            <text:p text:style-name="P14">7.1</text:p>
          </table:table-cell>
          <table:table-cell table:style-name="Tabuľka1.A2" office:value-type="string">
            <text:p text:style-name="P18">JG</text:p>
          </table:table-cell>
          <table:table-cell table:style-name="Tabuľka1.A2" office:value-type="string">
            <text:p text:style-name="P19">vyriešiť spojenie s LDAP serverom</text:p>
          </table:table-cell>
          <table:table-cell table:style-name="Tabuľka1.A2" office:value-type="string">
            <text:p text:style-name="P18">19. 11. 07</text:p>
          </table:table-cell>
          <table:table-cell table:style-name="Tabuľka1.E6" office:value-type="string">
            <text:p text:style-name="P18">26. 11. 07</text:p>
          </table:table-cell>
          <table:table-cell table:style-name="Tabuľka1.A2" office:value-type="string">
            <text:p text:style-name="P18">-</text:p>
          </table:table-cell>
          <table:table-cell table:style-name="Tabuľka1.G2" office:value-type="string">
            <text:p text:style-name="P18">prebieha</text:p>
          </table:table-cell>
        </table:table-row>
        <table:table-row table:style-name="Tabuľka1.6">
          <table:table-cell table:style-name="Tabuľka1.A2" office:value-type="string">
            <text:p text:style-name="P14">7.2</text:p>
          </table:table-cell>
          <table:table-cell table:style-name="Tabuľka1.A2" office:value-type="string">
            <text:p text:style-name="P18">JHO</text:p>
          </table:table-cell>
          <table:table-cell table:style-name="Tabuľka1.A2" office:value-type="string">
            <text:p text:style-name="P19">implementovať modul noviniek</text:p>
          </table:table-cell>
          <table:table-cell table:style-name="Tabuľka1.A2" office:value-type="string">
            <text:p text:style-name="P18">19. 11. 07</text:p>
          </table:table-cell>
          <table:table-cell table:style-name="Tabuľka1.E6" office:value-type="string">
            <text:p text:style-name="P18">3. 12. 07</text:p>
          </table:table-cell>
          <table:table-cell table:style-name="Tabuľka1.A2" office:value-type="string">
            <text:p text:style-name="P18">-</text:p>
          </table:table-cell>
          <table:table-cell table:style-name="Tabuľka1.G2" office:value-type="string">
            <text:p text:style-name="P18">prebieha</text:p>
          </table:table-cell>
        </table:table-row>
        <table:table-row table:style-name="Tabuľka1.6">
          <table:table-cell table:style-name="Tabuľka1.A2" office:value-type="string">
            <text:p text:style-name="P14">7.3</text:p>
          </table:table-cell>
          <table:table-cell table:style-name="Tabuľka1.A2" office:value-type="string">
            <text:p text:style-name="P18">ĽB</text:p>
          </table:table-cell>
          <table:table-cell table:style-name="Tabuľka1.A2" office:value-type="string">
            <text:p text:style-name="P19">doplniť modul profilov</text:p>
          </table:table-cell>
          <table:table-cell table:style-name="Tabuľka1.A2" office:value-type="string">
            <text:p text:style-name="P18">19. 11. 07</text:p>
          </table:table-cell>
          <table:table-cell table:style-name="Tabuľka1.E6" office:value-type="string">
            <text:p text:style-name="P18">3. 12. 07</text:p>
          </table:table-cell>
          <table:table-cell table:style-name="Tabuľka1.A2" office:value-type="string">
            <text:p text:style-name="P18">-</text:p>
          </table:table-cell>
          <table:table-cell table:style-name="Tabuľka1.G2" office:value-type="string">
            <text:p text:style-name="P18">prebieha</text:p>
          </table:table-cell>
        </table:table-row>
      </table:table>
      <text:p text:style-name="P20"/>
      <text:h text:style-name="Heading_20_1" text:outline-level="1">Stanovenie nových úloh</text:h>
      <text:p text:style-name="P10"/>
      <table:table table:name="Tabuľka2" table:style-name="Tabuľka2">
        <table:table-column table:style-name="Tabuľka2.A"/>
        <table:table-column table:style-name="Tabuľka2.B"/>
        <table:table-column table:style-name="Tabuľka2.C"/>
        <table:table-column table:style-name="Tabuľka2.D"/>
        <table:table-column table:style-name="Tabuľka2.E"/>
        <table:table-row>
          <table:table-cell table:style-name="Tabuľka2.A1" office:value-type="string">
            <text:p text:style-name="P13">ID</text:p>
          </table:table-cell>
          <table:table-cell table:style-name="Tabuľka2.A1" office:value-type="string">
            <text:p text:style-name="P13">Člen tímu</text:p>
          </table:table-cell>
          <table:table-cell table:style-name="Tabuľka2.A1" office:value-type="string">
            <text:p text:style-name="P13">Úloha</text:p>
          </table:table-cell>
          <table:table-cell table:style-name="Tabuľka2.A1" office:value-type="string">
            <text:p text:style-name="P13">Začiatok</text:p>
          </table:table-cell>
          <table:table-cell table:style-name="Tabuľka2.E1" office:value-type="string">
            <text:p text:style-name="P13">Koniec</text:p>
          </table:table-cell>
        </table:table-row>
        <table:table-row>
          <table:table-cell table:style-name="Tabuľka2.A2" office:value-type="string">
            <text:p text:style-name="P14"/>
          </table:table-cell>
          <table:table-cell table:style-name="Tabuľka2.A2" office:value-type="string">
            <text:p text:style-name="P14"/>
          </table:table-cell>
          <table:table-cell table:style-name="Tabuľka2.A2" office:value-type="string">
            <text:p text:style-name="P9"/>
          </table:table-cell>
          <table:table-cell table:style-name="Tabuľka2.A2" office:value-type="string">
            <text:p text:style-name="P14"/>
          </table:table-cell>
          <table:table-cell table:style-name="Tabuľka2.E2" office:value-type="string">
            <text:p text:style-name="P14"/>
          </table:table-cell>
        </table:table-row>
        <table:table-row>
          <table:table-cell table:style-name="Tabuľka2.A2" office:value-type="string">
            <text:p text:style-name="P14"/>
          </table:table-cell>
          <table:table-cell table:style-name="Tabuľka2.A2" office:value-type="string">
            <text:p text:style-name="P14"/>
          </table:table-cell>
          <table:table-cell table:style-name="Tabuľka2.A2" office:value-type="string">
            <text:p text:style-name="P9"/>
          </table:table-cell>
          <table:table-cell table:style-name="Tabuľka2.A2" office:value-type="string">
            <text:p text:style-name="P14"/>
          </table:table-cell>
          <table:table-cell table:style-name="Tabuľka2.E2" office:value-type="string">
            <text:p text:style-name="P14"/>
          </table:table-cell>
        </table:table-row>
        <table:table-row>
          <table:table-cell table:style-name="Tabuľka2.A2" office:value-type="string">
            <text:p text:style-name="P14"/>
          </table:table-cell>
          <table:table-cell table:style-name="Tabuľka2.A2" office:value-type="string">
            <text:p text:style-name="P14"/>
          </table:table-cell>
          <table:table-cell table:style-name="Tabuľka2.A2" office:value-type="string">
            <text:p text:style-name="P9"/>
          </table:table-cell>
          <table:table-cell table:style-name="Tabuľka2.A2" office:value-type="string">
            <text:p text:style-name="P14"/>
          </table:table-cell>
          <table:table-cell table:style-name="Tabuľka2.E2" office:value-type="string">
            <text:p text:style-name="P14"/>
          </table:table-cell>
        </table:table-row>
        <table:table-row>
          <table:table-cell table:style-name="Tabuľka2.A2" office:value-type="string">
            <text:p text:style-name="P14"/>
          </table:table-cell>
          <table:table-cell table:style-name="Tabuľka2.A2" office:value-type="string">
            <text:p text:style-name="P14"/>
          </table:table-cell>
          <table:table-cell table:style-name="Tabuľka2.A2" office:value-type="string">
            <text:p text:style-name="P9"/>
          </table:table-cell>
          <table:table-cell table:style-name="Tabuľka2.A2" office:value-type="string">
            <text:p text:style-name="P14"/>
          </table:table-cell>
          <table:table-cell table:style-name="Tabuľka2.E2" office:value-type="string">
            <text:p text:style-name="P14"/>
          </table:table-cell>
        </table:table-row>
        <table:table-row>
          <table:table-cell table:style-name="Tabuľka2.A2" office:value-type="string">
            <text:p text:style-name="P14"/>
          </table:table-cell>
          <table:table-cell table:style-name="Tabuľka2.A2" office:value-type="string">
            <text:p text:style-name="P14"/>
          </table:table-cell>
          <table:table-cell table:style-name="Tabuľka2.A2" office:value-type="string">
            <text:p text:style-name="P9"/>
          </table:table-cell>
          <table:table-cell table:style-name="Tabuľka2.A2" office:value-type="string">
            <text:p text:style-name="P14"/>
          </table:table-cell>
          <table:table-cell table:style-name="Tabuľka2.E2" office:value-type="string">
            <text:p text:style-name="P14"/>
          </table:table-cell>
        </table:table-row>
        <table:table-row>
          <table:table-cell table:style-name="Tabuľka2.A2" office:value-type="string">
            <text:p text:style-name="P14"/>
          </table:table-cell>
          <table:table-cell table:style-name="Tabuľka2.A2" office:value-type="string">
            <text:p text:style-name="P14"/>
          </table:table-cell>
          <table:table-cell table:style-name="Tabuľka2.A2" office:value-type="string">
            <text:p text:style-name="P9"/>
          </table:table-cell>
          <table:table-cell table:style-name="Tabuľka2.A2" office:value-type="string">
            <text:p text:style-name="P14"/>
          </table:table-cell>
          <table:table-cell table:style-name="Tabuľka2.E2" office:value-type="string">
            <text:p text:style-name="P1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>
  <office:font-face-decls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k" fo:country="SK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Title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Standard">
      <style:text-properties fo:color="#0066cc" fo:font-size="10pt" style:font-size-asian="10pt" style:font-size-complex="10pt"/>
    </style:style>
    <style:style style:name="P2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Footer">
      <style:paragraph-properties fo:text-align="end" style:justify-single-word="false"/>
      <style:text-properties fo:color="#0066cc" style:font-name="Ari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header>
        <text:p text:style-name="P1"><draw:frame draw:style-name="fr1" draw:name="obrázky1" text:anchor-type="paragraph" svg:x="12.95cm" svg:y="0.049cm" svg:width="4.073cm" svg:height="0.711cm" draw:z-index="1"><draw:image xlink:href="Pictures/200000EA000037F4000009BFA077F98E.svm" xlink:type="simple" xlink:show="embed" xlink:actuate="onLoad"/></draw:frame></text:p>
        <text:p text:style-name="P2">ALUMNI</text:p>
      </style:header>
      <style:footer>
        <text:p text:style-name="P3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initial-creator>Palcak ---------</meta:initial-creator>
    <meta:creation-date>2007-12-03T10:30:26</meta:creation-date>
    <dc:creator>Palcak ---------</dc:creator>
    <dc:date>2007-12-03T11:05:59</dc:date>
    <dc:language>sk-SK</dc:language>
    <meta:editing-cycles>2</meta:editing-cycles>
    <meta:editing-duration>PT19M52S</meta:editing-duration>
    <meta:user-defined meta:name="Info 1"/>
    <meta:user-defined meta:name="Info 2"/>
    <meta:user-defined meta:name="Info 3"/>
    <meta:user-defined meta:name="Info 4"/>
    <meta:document-statistic meta:table-count="3" meta:image-count="1" meta:object-count="0" meta:page-count="2" meta:paragraph-count="104" meta:word-count="281" meta:character-count="1555"/>
  </office:meta>
</office:document-meta>
</file>